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ste.addNode( JMeterTreeNode parent , JMeterTree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ste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te.doAction( Action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